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 Math1" svg:font-family="'Cambria Math'"/>
    <style:font-face style:name="Mangal1" svg:font-family="Mangal"/>
    <style:font-face style:name="OpenSymbol" svg:font-family="OpenSymbol"/>
    <style:font-face style:name="Symbol" svg:font-family="Symbol, Symbol"/>
    <style:font-face style:name="Arial1" svg:font-family="Arial, Arial" style:font-family-generic="swiss"/>
    <style:font-face style:name="Cambria Math" svg:font-family="'Cambria Math', 'Cambria Math'" style:font-family-generic="swiss"/>
    <style:font-face style:name="Cambria" svg:font-family="Cambria, Cambria" style:font-family-generic="swiss"/>
    <style:font-face style:name="Cambria1" svg:font-family="Cambria" style:font-family-generic="roman" style:font-pitch="variable"/>
    <style:font-face style:name="Cambria2" svg:font-family="Cambria" style:font-adornments="Běžné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efault">
      <style:paragraph-properties style:text-autospace="none"/>
    </style:style>
    <style:style style:name="P2" style:family="paragraph" style:parent-style-name="radkovani">
      <style:paragraph-properties style:text-autospace="none"/>
    </style:style>
    <style:style style:name="P3" style:family="paragraph" style:parent-style-name="radkovani">
      <style:paragraph-properties fo:text-align="center" style:justify-single-word="false" style:text-autospace="none"/>
    </style:style>
    <style:style style:name="P4" style:family="paragraph" style:parent-style-name="radkovani">
      <style:paragraph-properties fo:text-align="start" style:justify-single-word="false" style:text-autospace="none"/>
    </style:style>
    <style:style style:name="P5" style:family="paragraph" style:parent-style-name="radkovani">
      <style:paragraph-properties fo:margin-left="6.438cm" fo:margin-right="0cm" fo:text-indent="0cm" style:auto-text-indent="false"/>
    </style:style>
    <style:style style:name="P6" style:family="paragraph" style:parent-style-name="radkovani">
      <style:paragraph-properties fo:margin-left="-0.023cm" fo:margin-right="0cm" fo:text-indent="0cm" style:auto-text-indent="false"/>
      <style:text-properties fo:color="#000000" style:font-name="Cambria" fo:font-size="11pt" style:font-name-asian="Cambria" style:font-size-asian="11pt" style:font-name-complex="Cambria" style:font-size-complex="11pt"/>
    </style:style>
    <style:style style:name="P7" style:family="paragraph" style:parent-style-name="radkovani">
      <style:paragraph-properties fo:margin-left="6.461cm" fo:margin-right="0cm" fo:text-indent="0cm" style:auto-text-indent="false"/>
    </style:style>
    <style:style style:name="P8" style:family="paragraph" style:parent-style-name="radkovani">
      <style:text-properties fo:color="#000000" style:text-line-through-style="none" style:font-name="Cambria" fo:font-size="11pt" fo:font-style="normal" style:text-underline-style="none" fo:font-weight="normal" style:font-name-asian="Cambria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P9" style:family="paragraph" style:parent-style-name="radkovani">
      <style:text-properties fo:color="#000000" style:text-line-through-style="none" style:font-name="Cambria Math" fo:font-size="11pt" fo:font-style="normal" style:text-underline-style="none" style:font-name-asian="Cambria Math" style:font-size-asian="11pt" style:font-style-asian="normal" style:font-name-complex="Cambria Math" style:font-size-complex="11pt" style:font-style-complex="normal"/>
    </style:style>
    <style:style style:name="P10" style:family="paragraph" style:parent-style-name="radkovani">
      <style:text-properties fo:color="#000000" style:text-line-through-style="none" style:font-name="Arial" fo:font-size="16pt" fo:font-style="normal" style:text-underline-style="none" fo:font-weight="bold" style:font-name-asian="Cambria" style:font-size-asian="16pt" style:font-style-asian="normal" style:font-weight-asian="bold" style:font-name-complex="Cambria" style:font-size-complex="16pt" style:font-style-complex="normal" style:font-weight-complex="bold"/>
    </style:style>
    <style:style style:name="P11" style:family="paragraph" style:parent-style-name="radkovani">
      <style:text-properties fo:color="#000000" style:font-name="Cambria" fo:font-size="11pt" style:font-name-asian="Cambria" style:font-size-asian="11pt" style:font-name-complex="Cambria" style:font-size-complex="11pt"/>
    </style:style>
    <style:style style:name="P12" style:family="paragraph" style:parent-style-name="radkovani">
      <style:text-properties fo:color="#000000" style:font-name="Cambria" fo:font-size="11pt" fo:font-style="normal" fo:font-weight="normal" style:font-name-asian="Cambria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P13" style:family="paragraph" style:parent-style-name="radkovani">
      <style:text-properties fo:color="#000000" style:font-name="Cambria" fo:font-size="11pt" fo:font-style="normal" style:font-name-asian="Cambria" style:font-size-asian="11pt" style:font-style-asian="normal" style:font-name-complex="Cambria" style:font-size-complex="11pt" style:font-style-complex="normal"/>
    </style:style>
    <style:style style:name="P14" style:family="paragraph" style:parent-style-name="radkovani">
      <style:text-properties fo:color="#000000" style:font-name="Cambria Math" fo:font-size="11pt" style:font-name-asian="Cambria Math" style:font-size-asian="11pt" style:font-name-complex="Cambria Math" style:font-size-complex="11pt"/>
    </style:style>
    <style:style style:name="P15" style:family="paragraph" style:parent-style-name="radkovani" style:list-style-name="L2">
      <style:text-properties fo:color="#000000" style:font-name="Cambria Math" fo:font-size="11pt" style:font-name-asian="Cambria Math" style:font-size-asian="11pt" style:font-name-complex="Cambria Math" style:font-size-complex="11pt"/>
    </style:style>
    <style:style style:name="P16" style:family="paragraph" style:parent-style-name="radkovani">
      <style:text-properties fo:color="#000000" style:font-name="Cambria Math" fo:font-size="11pt" fo:font-style="normal" fo:font-weight="normal" style:font-name-asian="Cambria Math" style:font-size-asian="11pt" style:font-style-asian="normal" style:font-weight-asian="normal" style:font-name-complex="Cambria Math" style:font-size-complex="11pt" style:font-style-complex="normal" style:font-weight-complex="normal"/>
    </style:style>
    <style:style style:name="P17" style:family="paragraph" style:parent-style-name="radkovani" style:list-style-name="L3"/>
    <style:style style:name="P18" style:family="paragraph" style:parent-style-name="radkovani" style:list-style-name="L4"/>
    <style:style style:name="P19" style:family="paragraph" style:parent-style-name="radkovani">
      <style:paragraph-properties fo:margin-left="6.461cm" fo:margin-right="0cm" fo:text-indent="0cm" style:auto-text-indent="false"/>
      <style:text-properties fo:color="#000000" style:font-name="Cambria Math" fo:font-size="11pt" fo:font-style="normal" fo:font-weight="normal" style:font-name-asian="Cambria Math" style:font-size-asian="11pt" style:font-style-asian="normal" style:font-weight-asian="normal" style:font-name-complex="Cambria Math" style:font-size-complex="11pt" style:font-style-complex="normal" style:font-weight-complex="normal"/>
    </style:style>
    <style:style style:name="P20" style:family="paragraph" style:parent-style-name="radkovani">
      <style:paragraph-properties fo:margin-left="-0.023cm" fo:margin-right="0cm" fo:text-indent="0cm" style:auto-text-indent="false"/>
      <style:text-properties fo:color="#000000" style:font-name="Cambria" fo:font-size="11pt" fo:font-style="normal" fo:font-weight="normal" style:font-name-asian="Cambria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P21" style:family="paragraph" style:parent-style-name="radkovani" style:list-style-name="L6">
      <style:paragraph-properties fo:margin-left="2.501cm" fo:margin-right="0cm" fo:text-indent="-0.635cm" style:auto-text-indent="false"/>
      <style:text-properties fo:color="#000000" style:font-name="Cambria Math" fo:font-size="11pt" style:font-name-asian="Cambria Math" style:font-size-asian="11pt" style:font-name-complex="Cambria Math" style:font-size-complex="11pt"/>
    </style:style>
    <style:style style:name="P22" style:family="paragraph" style:parent-style-name="radkovani" style:list-style-name="L8">
      <style:paragraph-properties fo:margin-left="2.501cm" fo:margin-right="0cm" fo:text-indent="-0.635cm" style:auto-text-indent="false"/>
      <style:text-properties fo:color="#000000" style:font-name="Cambria Math" fo:font-size="11pt" style:font-name-asian="Cambria Math" style:font-size-asian="11pt" style:font-name-complex="Cambria Math" style:font-size-complex="11pt"/>
    </style:style>
    <style:style style:name="P23" style:family="paragraph" style:parent-style-name="Default" style:list-style-name="L5">
      <style:paragraph-properties fo:margin-top="0cm" fo:margin-bottom="0cm" style:text-autospace="none"/>
      <style:text-properties fo:color="#000000" style:font-name="Cambria" fo:font-size="11pt" style:font-name-asian="Cambria" style:font-size-asian="11pt" style:font-name-complex="Cambria" style:font-size-complex="11pt"/>
    </style:style>
    <style:style style:name="P24" style:family="paragraph" style:parent-style-name="Default" style:list-style-name="L7">
      <style:paragraph-properties fo:margin-top="0cm" fo:margin-bottom="0cm" style:text-autospace="none"/>
      <style:text-properties fo:color="#000000" style:font-name="Cambria" fo:font-size="11pt" style:font-name-asian="Cambria" style:font-size-asian="11pt" style:font-name-complex="Cambria" style:font-size-complex="11pt"/>
    </style:style>
    <style:style style:name="P25" style:family="paragraph" style:parent-style-name="Default">
      <style:paragraph-properties fo:margin-top="0cm" fo:margin-bottom="0cm" style:text-autospace="none"/>
      <style:text-properties fo:color="#000000" style:font-name="Cambria" fo:font-size="11pt" style:font-name-asian="Cambria" style:font-size-asian="11pt" style:font-name-complex="Cambria" style:font-size-complex="11pt"/>
    </style:style>
    <style:style style:name="P26" style:family="paragraph" style:parent-style-name="Heading_20_1">
      <style:paragraph-properties fo:text-align="start" style:justify-single-word="false"/>
    </style:style>
    <style:style style:name="P27" style:family="paragraph" style:parent-style-name="Heading_20_1">
      <style:text-properties fo:color="#000000" style:text-line-through-style="none" fo:font-size="16pt" fo:font-style="normal" style:text-underline-style="none" fo:font-weight="bold" style:font-name-asian="Cambria" style:font-size-asian="14pt" style:font-style-asian="normal" style:font-weight-asian="bold" style:font-name-complex="Cambria" style:font-size-complex="16pt" style:font-style-complex="normal" style:font-weight-complex="bold"/>
    </style:style>
    <style:style style:name="P28" style:family="paragraph" style:parent-style-name="Standard" style:list-style-name="L1">
      <style:paragraph-properties fo:text-align="center" style:justify-single-word="false"/>
      <style:text-properties fo:font-variant="normal" fo:text-transform="none" fo:color="#666666" style:text-line-through-style="none" style:font-name="Georgia" fo:font-size="24pt" fo:letter-spacing="normal" fo:font-style="italic" style:text-underline-style="none" fo:font-weight="normal" style:text-blinking="false" fo:background-color="transparent" style:font-name-asian="Arial1" style:font-size-asian="24pt" style:font-style-asian="italic" style:font-weight-asian="normal" style:font-name-complex="Arial1" style:font-size-complex="24pt" style:font-style-complex="italic" style:font-weight-complex="normal"/>
    </style:style>
    <style:style style:name="T1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2" style:family="text">
      <style:text-properties fo:color="#000000" style:font-name="Cambria" fo:font-size="11pt" fo:font-weight="bold" style:font-name-asian="Cambria" style:font-size-asian="11pt" style:font-weight-asian="bold" style:font-name-complex="Cambria" style:font-size-complex="11pt" style:font-weight-complex="bold"/>
    </style:style>
    <style:style style:name="T3" style:family="text">
      <style:text-properties fo:color="#000000" style:font-name="Cambria" fo:font-size="11pt" fo:font-weight="normal" style:font-name-asian="Cambria" style:font-size-asian="11pt" style:font-weight-asian="normal" style:font-name-complex="Cambria" style:font-size-complex="11pt" style:font-weight-complex="normal"/>
    </style:style>
    <style:style style:name="T4" style:family="text">
      <style:text-properties fo:color="#000000" style:font-name="Cambria" fo:font-size="11pt" fo:font-style="normal" fo:font-weight="normal" style:font-name-asian="Cambria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T5" style:family="text">
      <style:text-properties fo:color="#000000" style:font-name="Cambria" fo:font-size="11pt" fo:font-style="normal" style:font-name-asian="Cambria" style:font-size-asian="11pt" style:font-style-asian="normal" style:font-name-complex="Cambria" style:font-size-complex="11pt" style:font-style-complex="normal"/>
    </style:style>
    <style:style style:name="T6" style:family="text">
      <style:text-properties fo:color="#000000" style:font-name="Cambria" fo:font-size="11pt" fo:font-style="normal" fo:font-weight="bold" style:font-name-asian="Cambria" style:font-size-asian="11pt" style:font-style-asian="normal" style:font-weight-asian="bold" style:font-name-complex="Cambria" style:font-size-complex="11pt" style:font-style-complex="normal" style:font-weight-complex="bold"/>
    </style:style>
    <style:style style:name="T7" style:family="text">
      <style:text-properties fo:color="#000000" style:font-name="Cambria" fo:font-size="11pt" fo:font-style="italic" fo:font-weight="normal" style:font-name-asian="Cambria" style:font-size-asian="11pt" style:font-style-asian="italic" style:font-weight-asian="normal" style:font-name-complex="Cambria" style:font-size-complex="11pt" style:font-style-complex="italic" style:font-weight-complex="normal"/>
    </style:style>
    <style:style style:name="T8" style:family="text">
      <style:text-properties fo:color="#000000" style:font-name="Cambria" fo:font-size="11pt" fo:font-style="italic" style:font-name-asian="Cambria" style:font-size-asian="11pt" style:font-style-asian="italic" style:font-name-complex="Cambria" style:font-size-complex="11pt" style:font-style-complex="italic"/>
    </style:style>
    <style:style style:name="T9" style:family="text">
      <style:text-properties fo:color="#000000" style:font-name="Cambria" fo:font-size="7pt" fo:font-style="italic" style:font-name-asian="Cambria" style:font-size-asian="7pt" style:font-style-asian="italic" style:font-name-complex="Cambria" style:font-size-complex="7pt" style:font-style-complex="italic"/>
    </style:style>
    <style:style style:name="T10" style:family="text">
      <style:text-properties fo:color="#000000" style:font-name="Cambria" fo:font-size="7pt" fo:font-style="normal" style:font-name-asian="Cambria" style:font-size-asian="7pt" style:font-style-asian="normal" style:font-name-complex="Cambria" style:font-size-complex="7pt" style:font-style-complex="normal"/>
    </style:style>
    <style:style style:name="T11" style:family="text">
      <style:text-properties fo:color="#000000" style:font-name="Cambria Math" fo:font-size="11pt" style:font-name-asian="Cambria Math" style:font-size-asian="11pt" style:font-name-complex="Cambria Math" style:font-size-complex="11pt"/>
    </style:style>
    <style:style style:name="T12" style:family="text">
      <style:text-properties fo:color="#000000" style:font-name="Cambria Math" fo:font-size="11pt" fo:font-style="normal" fo:font-weight="normal" style:font-name-asian="Cambria Math" style:font-size-asian="11pt" style:font-style-asian="normal" style:font-weight-asian="normal" style:font-name-complex="Cambria Math" style:font-size-complex="11pt" style:font-style-complex="normal" style:font-weight-complex="normal"/>
    </style:style>
    <style:style style:name="T13" style:family="text">
      <style:text-properties fo:color="#000000" style:font-name="Cambria Math" fo:font-size="11pt" fo:font-style="normal" style:font-name-asian="Cambria Math" style:font-size-asian="11pt" style:font-style-asian="normal" style:font-name-complex="Cambria Math" style:font-size-complex="11pt" style:font-style-complex="normal"/>
    </style:style>
    <style:style style:name="T14" style:family="text">
      <style:text-properties fo:color="#000000" style:font-name="Cambria Math" fo:font-size="11pt" fo:font-weight="normal" style:font-name-asian="Cambria Math" style:font-size-asian="11pt" style:font-weight-asian="normal" style:font-name-complex="Cambria Math" style:font-size-complex="11pt" style:font-weight-complex="normal"/>
    </style:style>
    <style:style style:name="T15" style:family="text">
      <style:text-properties fo:color="#000000" style:font-name="Cambria Math" fo:font-size="8pt" fo:font-style="normal" style:font-name-asian="Cambria Math" style:font-size-asian="8pt" style:font-style-asian="normal" style:font-name-complex="Cambria Math" style:font-size-complex="8pt" style:font-style-complex="normal"/>
    </style:style>
    <style:style style:name="T16" style:family="text">
      <style:text-properties fo:color="#000000" style:font-name="Cambria Math" fo:font-size="8pt" fo:font-style="normal" fo:font-weight="normal" style:font-name-asian="Cambria Math" style:font-size-asian="8pt" style:font-style-asian="normal" style:font-weight-asian="normal" style:font-name-complex="Cambria Math" style:font-size-complex="8pt" style:font-style-complex="normal" style:font-weight-complex="normal"/>
    </style:style>
    <style:style style:name="T17" style:family="text">
      <style:text-properties fo:color="#000000" style:font-name="Cambria Math" fo:font-size="8pt" style:font-name-asian="Cambria Math" style:font-size-asian="8pt" style:font-name-complex="Cambria Math" style:font-size-complex="8pt"/>
    </style:style>
    <style:style style:name="T18" style:family="text">
      <style:text-properties fo:color="#000000" style:font-name="Cambria Math" fo:font-size="6.5pt" style:font-name-asian="Cambria Math" style:font-size-asian="6.5pt" style:font-name-complex="Cambria Math" style:font-size-complex="6.5pt"/>
    </style:style>
    <style:style style:name="T19" style:family="text">
      <style:text-properties fo:color="#000000" style:text-line-through-style="none" style:font-name="Cambria" fo:font-size="11pt" style:text-underline-style="none" fo:font-weight="normal" style:font-name-asian="Cambria" style:font-size-asian="11pt" style:font-weight-asian="normal" style:font-name-complex="Cambria" style:font-size-complex="11pt" style:font-weight-complex="normal"/>
    </style:style>
    <style:style style:name="T20" style:family="text">
      <style:text-properties fo:color="#000000" style:text-line-through-style="none" style:font-name="Cambria" fo:font-size="11pt" style:text-underline-style="none" fo:font-weight="bold" style:font-name-asian="Cambria" style:font-size-asian="11pt" style:font-weight-asian="bold" style:font-name-complex="Cambria" style:font-size-complex="11pt" style:font-weight-complex="bold"/>
    </style:style>
    <style:style style:name="T21" style:family="text">
      <style:text-properties fo:color="#000000" style:text-line-through-style="none" style:font-name="Cambria" fo:font-size="11pt" fo:font-style="italic" style:text-underline-style="none" fo:font-weight="normal" style:font-name-asian="Cambria" style:font-size-asian="11pt" style:font-style-asian="italic" style:font-weight-asian="normal" style:font-name-complex="Cambria" style:font-size-complex="11pt" style:font-style-complex="italic" style:font-weight-complex="normal"/>
    </style:style>
    <style:style style:name="T22" style:family="text">
      <style:text-properties fo:color="#000000" style:text-line-through-style="none" style:font-name="Cambria" fo:font-size="11pt" fo:font-style="normal" style:text-underline-style="none" fo:font-weight="normal" style:font-name-asian="Cambria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T23" style:family="text">
      <style:text-properties fo:color="#000000" style:text-line-through-style="none" style:font-name="Cambria" fo:font-size="11pt" fo:font-style="normal" style:text-underline-style="none" fo:font-weight="bold" style:font-name-asian="Cambria" style:font-size-asian="11pt" style:font-style-asian="normal" style:font-weight-asian="bold" style:font-name-complex="Cambria" style:font-size-complex="11pt" style:font-style-complex="normal" style:font-weight-complex="bold"/>
    </style:style>
    <style:style style:name="T24" style:family="text">
      <style:text-properties fo:color="#000000" style:text-line-through-style="none" style:font-name="Cambria" fo:font-size="11pt" fo:font-style="normal" style:text-underline-style="none" style:font-name-asian="Cambria" style:font-size-asian="11pt" style:font-style-asian="normal" style:font-name-complex="Cambria" style:font-size-complex="11pt" style:font-style-complex="normal"/>
    </style:style>
    <style:style style:name="T25" style:family="text">
      <style:text-properties fo:color="#000000" style:text-line-through-style="none" style:font-name="Cambria" fo:font-size="7pt" fo:font-style="italic" style:text-underline-style="none" fo:font-weight="normal" style:font-name-asian="Cambria" style:font-size-asian="7pt" style:font-style-asian="italic" style:font-weight-asian="normal" style:font-name-complex="Cambria" style:font-size-complex="7pt" style:font-style-complex="italic" style:font-weight-complex="normal"/>
    </style:style>
    <style:style style:name="T26" style:family="text">
      <style:text-properties fo:color="#000000" style:text-line-through-style="none" style:font-name="Cambria Math" fo:font-size="11pt" style:text-underline-style="none" fo:font-weight="normal" style:font-name-asian="Cambria Math" style:font-size-asian="11pt" style:font-weight-asian="normal" style:font-name-complex="Cambria Math" style:font-size-complex="11pt" style:font-weight-complex="normal"/>
    </style:style>
    <style:style style:name="T27" style:family="text">
      <style:text-properties fo:color="#000000" style:text-line-through-style="none" style:font-name="Cambria Math" fo:font-size="11pt" fo:font-style="normal" style:text-underline-style="none" fo:font-weight="normal" style:font-name-asian="Cambria Math" style:font-size-asian="11pt" style:font-style-asian="normal" style:font-weight-asian="normal" style:font-name-complex="Cambria Math" style:font-size-complex="11pt" style:font-style-complex="normal" style:font-weight-complex="normal"/>
    </style:style>
    <style:style style:name="T28" style:family="text">
      <style:text-properties fo:color="#000000" style:text-line-through-style="none" style:font-name="Cambria Math" fo:font-size="11pt" fo:font-style="normal" style:text-underline-style="none" style:font-name-asian="Cambria Math" style:font-size-asian="11pt" style:font-style-asian="normal" style:font-name-complex="Cambria Math" style:font-size-complex="11pt" style:font-style-complex="normal"/>
    </style:style>
    <style:style style:name="T29" style:family="text">
      <style:text-properties fo:color="#000000" style:text-line-through-style="none" style:font-name="Cambria Math" fo:font-size="11pt" fo:font-style="italic" style:text-underline-style="none" fo:font-weight="normal" style:font-name-asian="Cambria Math" style:font-size-asian="11pt" style:font-style-asian="italic" style:font-weight-asian="normal" style:font-name-complex="Cambria Math" style:font-size-complex="11pt" style:font-style-complex="italic" style:font-weight-complex="normal"/>
    </style:style>
    <style:style style:name="T30" style:family="text">
      <style:text-properties fo:color="#000000" style:text-line-through-style="none" style:font-name="Cambria Math" fo:font-size="8pt" fo:font-style="normal" style:text-underline-style="none" fo:font-weight="normal" style:font-name-asian="Cambria Math" style:font-size-asian="8pt" style:font-style-asian="normal" style:font-weight-asian="normal" style:font-name-complex="Cambria Math" style:font-size-complex="8pt" style:font-style-complex="normal" style:font-weight-complex="normal"/>
    </style:style>
    <style:style style:name="T31" style:family="text">
      <style:text-properties fo:color="#000000" style:text-line-through-style="none" style:font-name="Cambria Math" fo:font-size="8pt" fo:font-style="normal" style:text-underline-style="none" style:font-name-asian="Cambria Math" style:font-size-asian="8pt" style:font-style-asian="normal" style:font-name-complex="Cambria Math" style:font-size-complex="8pt" style:font-style-complex="normal"/>
    </style:style>
    <style:style style:name="T32" style:family="text">
      <style:text-properties fo:color="#000000" style:text-line-through-style="none" style:font-name="Cambria Math1" fo:font-size="11pt" fo:font-style="normal" style:text-underline-style="none" fo:font-weight="normal" style:font-name-asian="Cambria Math1" style:font-size-asian="11pt" style:font-style-asian="normal" style:font-weight-asian="normal" style:font-name-complex="Cambria Math1" style:font-size-complex="11pt" style:font-style-complex="normal" style:font-weight-complex="normal"/>
    </style:style>
    <style:style style:name="T33" style:family="text">
      <style:text-properties fo:color="#000000" style:text-line-through-style="none" style:font-name="Cambria Math1" fo:font-size="11pt" style:text-underline-style="none" fo:font-weight="normal" style:font-name-asian="Cambria Math1" style:font-size-asian="11pt" style:font-weight-asian="normal" style:font-name-complex="Cambria Math1" style:font-size-complex="11pt" style:font-weight-complex="normal"/>
    </style:style>
    <style:style style:name="T34" style:family="text">
      <style:text-properties fo:color="#000000" style:text-line-through-style="none" style:font-name="Arial" fo:font-size="16pt" style:text-underline-style="none" style:font-name-asian="Cambria" style:font-size-asian="16pt" style:font-name-complex="Cambria" style:font-size-complex="16pt"/>
    </style:style>
    <style:style style:name="T35" style:family="text">
      <style:text-properties fo:color="#000000" style:text-line-through-style="none" style:font-name="Arial" fo:font-size="16pt" fo:font-style="normal" style:text-underline-style="none" style:font-name-asian="Cambria" style:font-size-asian="16pt" style:font-style-asian="normal" style:font-name-complex="Cambria" style:font-size-complex="16pt" style:font-style-complex="normal"/>
    </style:style>
    <style:style style:name="T36" style:family="text">
      <style:text-properties fo:color="#000000" style:text-line-through-style="none" style:font-name="Arial" fo:font-size="16pt" fo:font-style="normal" style:text-underline-style="none" style:font-name-asian="Cambria Math" style:font-size-asian="16pt" style:font-style-asian="normal" style:font-name-complex="Cambria Math" style:font-size-complex="16pt" style:font-style-complex="normal"/>
    </style:style>
    <style:style style:name="T37" style:family="text">
      <style:text-properties fo:color="#000000" style:text-line-through-style="none" style:font-name="Symbol" fo:font-size="12pt" fo:font-style="normal" style:text-underline-style="none" fo:font-weight="normal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T38" style:family="text">
      <style:text-properties fo:color="#000000" style:font-name="Symbol" fo:font-size="11pt" style:font-name-asian="Symbol" style:font-size-asian="11pt" style:font-name-complex="Symbol" style:font-size-complex="11pt"/>
    </style:style>
    <style:style style:name="T39" style:family="text">
      <style:text-properties fo:color="#000000" style:font-name="Cambria1" fo:font-size="11pt" fo:font-style="normal" style:text-underline-style="none" fo:font-weight="normal" style:font-name-asian="Cambria Math" style:font-size-asian="11pt" style:font-style-asian="normal" style:font-weight-asian="normal" style:font-name-complex="Cambria Math" style:font-size-complex="11pt" style:font-style-complex="normal" style:font-weight-complex="normal" style:text-overline-style="solid" style:text-overline-width="auto" style:text-overline-color="#000000"/>
    </style:style>
    <style:style style:name="T40" style:family="text">
      <style:text-properties fo:color="#000000" style:font-name="Cambria2" fo:font-size="11pt" fo:font-style="normal" fo:font-weight="normal" style:font-name-asian="Cambria Math" style:font-size-asian="11pt" style:font-style-asian="normal" style:font-weight-asian="normal" style:font-name-complex="Cambria Math" style:font-size-complex="11pt" style:font-style-complex="normal" style:font-weight-complex="normal" style:text-overline-style="solid" style:text-overline-width="auto" style:text-overline-color="#000000"/>
    </style:style>
    <style:style style:name="T41" style:family="text">
      <style:text-properties style:font-name="Cambria" fo:font-style="normal" fo:font-weight="normal" style:font-name-asian="Cambria" style:font-style-asian="normal" style:font-weight-asian="normal" style:font-name-complex="Cambria" style:font-style-complex="normal" style:font-weight-complex="normal"/>
    </style:style>
    <style:style style:name="T42" style:family="text">
      <style:text-properties style:font-name="Cambria Math" fo:font-style="normal" fo:font-weight="normal" style:font-name-asian="Cambria Math" style:font-style-asian="normal" style:font-weight-asian="normal" style:font-name-complex="Cambria Math" style:font-style-complex="normal" style:font-weight-complex="normal"/>
    </style:style>
    <style:style style:name="T43" style:family="text">
      <style:text-properties fo:font-size="10pt" style:font-size-asian="10pt" style:font-size-complex="10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228702" text:style-name="L1">
        <text:list-item>
          <text:list>
            <text:list-header>
              <text:p text:style-name="P28">2. Formální systém predikátové logiky <text:span text:style-name="T43">(axiomy a odvozovací pravidla, dokazatelnost, model a důsledek teorie, věty o úplnosti a kompaktnosti, prenexní tvar formulí)</text:span></text:p>
            </text:list-header>
          </text:list>
        </text:list-item>
      </text:list>
      <text:h text:style-name="P26" text:outline-level="1"><text:span text:style-name="Strong_20_Emphasis">Axiomy výrokové logiky</text:span></text:h>
      <text:p text:style-name="radkovani"><text:span text:style-name="Strong_20_Emphasis"><text:span text:style-name="T4">Formální axiomatický systém Hilbertova typu tvoří abeceda (prvotní formule, logické spojky </text:span></text:span><text:span text:style-name="Strong_20_Emphasis"><text:span text:style-name="T32">⏋</text:span></text:span><text:span text:style-name="Strong_20_Emphasis"><text:span text:style-name="T12">,→ </text:span></text:span><text:span text:style-name="Strong_20_Emphasis"><text:span text:style-name="T4">a závorky) a formule. Jazyk takového formálního axiomatického systému je tvořen abecedou a formulemi. Tři axiomy výrokové logiky: </text:span></text:span></text:p>
      <text:p text:style-name="radkovani"><text:span text:style-name="T19">- <text:s/></text:span><text:span text:style-name="T26">𝐴→(𝐵→𝐴)</text:span><text:span text:style-name="T19">; </text:span></text:p>
      <text:p text:style-name="radkovani"><text:span text:style-name="T19">- <text:s/>(</text:span><text:span text:style-name="T26">𝐴→ (𝐵→𝐶)) → ((𝐴→𝐵) → (𝐴→𝐶)) </text:span><text:span text:style-name="T19">; </text:span></text:p>
      <text:p text:style-name="radkovani"><text:span text:style-name="T19">- <text:s/>(</text:span><text:span text:style-name="T33">⏋</text:span><text:span text:style-name="T26">𝐵→</text:span><text:span text:style-name="T33">⏋</text:span><text:span text:style-name="T26">𝐴) →(𝐴→𝐵)</text:span><text:span text:style-name="T19">. </text:span></text:p>
      <text:h text:style-name="Heading_20_1" text:outline-level="1"><text:span text:style-name="Strong_20_Emphasis"><text:span text:style-name="T34">Odvozování ve výrokové logice</text:span></text:span></text:h>
      <text:p text:style-name="radkovani"><text:span text:style-name="Strong_20_Emphasis"><text:span text:style-name="T19">Jediné odvozovací pravidlo </text:span></text:span><text:span text:style-name="Strong_20_Emphasis"><text:span text:style-name="T20">modus ponens (pravidlo odloučení)</text:span></text:span><text:span text:style-name="Strong_20_Emphasis"><text:span text:style-name="T19">, značí se MP. Z </text:span></text:span><text:span text:style-name="Strong_20_Emphasis"><text:span text:style-name="T20">předpokladů </text:span></text:span><text:span text:style-name="Strong_20_Emphasis"><text:span text:style-name="T26">𝐴,𝐴→𝐵 </text:span></text:span><text:span text:style-name="Strong_20_Emphasis"><text:span text:style-name="T19">lze odvodit </text:span></text:span><text:span text:style-name="Strong_20_Emphasis"><text:span text:style-name="T20">závěr </text:span></text:span><text:span text:style-name="Strong_20_Emphasis"><text:span text:style-name="T21">B</text:span></text:span><text:span text:style-name="Strong_20_Emphasis"><text:span text:style-name="T22">. </text:span></text:span></text:p>
      <text:p text:style-name="radkovani"><text:span text:style-name="T22">Formule je dokazatelná, právě když existuje její důkaz! </text:span><text:span text:style-name="T23">Důkazem </text:span><text:span text:style-name="T22">ve formální výrokové logice rozumíme libovolnou konečnou posloupnost </text:span><text:span text:style-name="T27">𝐴</text:span><text:span text:style-name="T30">1</text:span><text:span text:style-name="T27">,…,𝐴</text:span><text:span text:style-name="T30">𝑛 </text:span><text:span text:style-name="T22">výrokových formulí takovou, že pro každé </text:span><text:span text:style-name="T27">𝑖≤𝑛 </text:span><text:span text:style-name="T22">formule </text:span><text:span text:style-name="T21">A</text:span><text:span text:style-name="T25">i </text:span><text:span text:style-name="T22">je buď axiomem nebo je závěrem pravidla modus ponens, jehož předpoklady jsou mezi </text:span><text:span text:style-name="T27">𝐴</text:span><text:span text:style-name="T30">1</text:span><text:span text:style-name="T27">,…,𝐴</text:span><text:span text:style-name="T30">𝑖−1</text:span><text:span text:style-name="T22">. Řekneme, že formule </text:span><text:span text:style-name="T21">A </text:span><text:span text:style-name="T22">je dokazatelná ve výrokové logice, jestliže existuje důkaz, jehož poslední formulí je formule A, což zapisujeme </text:span><text:span text:style-name="T27">⊢𝐴</text:span><text:span text:style-name="T22">. </text:span></text:p>
      <text:p text:style-name="P8"/>
      <text:p text:style-name="radkovani"><text:span text:style-name="T23">Věta o úplnosti </text:span><text:span text:style-name="T22">říká, že každá tautologie je dokazatelná. </text:span><text:span text:style-name="T23">Postova věta o úplnosti </text:span><text:span text:style-name="T22">říká, dokazatelné formule jsou tautologiemi. Obě předchozí věty ukazujíc ekvivalenci </text:span><text:span text:style-name="T27">⊢𝐴⇔⊨𝐴</text:span><text:span text:style-name="T22">. </text:span><text:span text:style-name="T23">Věta o korektnosti </text:span><text:span text:style-name="T22">říká, že libovolná dokazatelná formule výrokové logiky je tautologií. </text:span></text:p>
      <text:p text:style-name="radkovani"><text:span text:style-name="T23">Věta o dedukci </text:span><text:span text:style-name="T22">říká, že je-li </text:span><text:span text:style-name="T21">T </text:span><text:span text:style-name="T22">množina formulí, pak </text:span><text:span text:style-name="T27">𝑇⊢𝐴→𝐵 </text:span><text:span text:style-name="T22">(</text:span><text:span text:style-name="T27">𝐴→𝐵 </text:span><text:span text:style-name="T22">je dokazatelné pomocí </text:span><text:span text:style-name="T21">T</text:span><text:span text:style-name="T22">), právě když </text:span><text:span text:style-name="T27">𝑇∪{𝐴}⊢𝐵</text:span><text:span text:style-name="T22">, což píšeme </text:span><text:span text:style-name="T27">𝑇,𝐴⊢𝐵</text:span><text:span text:style-name="T22">. Věta o dedukci pomáhá při procesu dokazování. </text:span></text:p>
      <text:p text:style-name="radkovani"><text:span text:style-name="T23">Neutrální formule </text:span><text:span text:style-name="T22">neovlivňuje důkaz, platí </text:span><text:span text:style-name="T27">𝑇,𝐴⊢𝐵∧𝑇,</text:span><text:span text:style-name="T32">⏋</text:span><text:span text:style-name="T27">𝐴⊢𝐵⇒𝑇⊢𝐵</text:span><text:span text:style-name="T22">. </text:span></text:p>
      <text:h text:style-name="Heading_20_1" text:outline-level="1"><text:span text:style-name="Strong_20_Emphasis"><text:span text:style-name="T35">Axiomy predikátové logiky</text:span></text:span></text:h>
      <text:p text:style-name="radkovani"><text:span text:style-name="Strong_20_Emphasis"><text:span text:style-name="T22">Jazyk </text:span></text:span><text:span text:style-name="Strong_20_Emphasis"><text:span text:style-name="T21">L </text:span></text:span><text:span text:style-name="Strong_20_Emphasis"><text:span text:style-name="T22">predikátové logiky přebíráme z předchozího s tím, že z logických spojek bereme jako základní </text:span></text:span><text:span text:style-name="Strong_20_Emphasis"><text:span text:style-name="T32">⏋</text:span></text:span><text:span text:style-name="Strong_20_Emphasis"><text:span text:style-name="T27">,→ </text:span></text:span><text:span text:style-name="Strong_20_Emphasis"><text:span text:style-name="T22">a jako základní kvantifikátor </text:span></text:span><text:span text:style-name="Strong_20_Emphasis"><text:span text:style-name="T27">∀</text:span></text:span><text:span text:style-name="Strong_20_Emphasis"><text:span text:style-name="T22">. Analogicky na axiomy výrokové logiky vybudujeme tři základní axiomy predikátové logiky: </text:span></text:span></text:p>
      <text:p text:style-name="Default"><text:span text:style-name="Strong_20_Emphasis"><text:span text:style-name="T37"/></text:span></text:p>
      <text:p text:style-name="radkovani"><text:span text:style-name="T38">- <text:s/></text:span><text:span text:style-name="T11">𝜑→(𝜓→𝜑)</text:span><text:span text:style-name="T1">; </text:span></text:p>
      <text:p text:style-name="radkovani"><text:span text:style-name="T1">- <text:s/>(</text:span><text:span text:style-name="T11">𝜑→ (𝜓→𝜂)) → ((𝜑→𝜓) → (𝜑→𝜂)) </text:span><text:span text:style-name="T1">; </text:span></text:p>
      <text:p text:style-name="radkovani"><text:span text:style-name="T1">- <text:s/>(</text:span><text:span text:style-name="T32">⏋</text:span><text:span text:style-name="T11">𝜓→</text:span><text:span text:style-name="T32">⏋</text:span><text:span text:style-name="T11">𝜑) →(𝜑→𝜓)</text:span><text:span text:style-name="T1">. </text:span></text:p>
      <text:p text:style-name="radkovani"><text:span text:style-name="Strong_20_Emphasis"><text:span text:style-name="T22"/></text:span></text:p>
      <text:p text:style-name="P2"><text:span text:style-name="Strong_20_Emphasis"><text:span text:style-name="T22">Nově k nim přidáme </text:span></text:span><text:span text:style-name="Strong_20_Emphasis"><text:span text:style-name="T23">schéma axiom kvantifikátoru</text:span></text:span><text:span text:style-name="Strong_20_Emphasis"><text:span text:style-name="T22">, formulemi </text:span></text:span><text:span text:style-name="Strong_20_Emphasis"><text:span text:style-name="T27">𝜑,𝜓 </text:span></text:span><text:span text:style-name="Strong_20_Emphasis"><text:span text:style-name="T22">a proměnnou </text:span></text:span><text:span text:style-name="Strong_20_Emphasis"><text:span text:style-name="T21">x</text:span></text:span><text:span text:style-name="Strong_20_Emphasis"><text:span text:style-name="T22">, která nemá v </text:span></text:span><text:span text:style-name="Strong_20_Emphasis"><text:span text:style-name="T27">𝜑 </text:span></text:span><text:span text:style-name="Strong_20_Emphasis"><text:span text:style-name="T22">volný výskyt, pak:</text:span></text:span></text:p>
      <text:p text:style-name="P3"><text:span text:style-name="Strong_20_Emphasis"><text:span text:style-name="T27">∀𝑥(𝜑→𝜓)→ (𝜑→ (∀𝑥𝜓) )</text:span></text:span></text:p>
      <text:p text:style-name="P4"><text:span text:style-name="Strong_20_Emphasis"><text:span text:style-name="T22">Dále </text:span></text:span><text:span text:style-name="Strong_20_Emphasis"><text:span text:style-name="T23">schéma axiomu substituce</text:span></text:span><text:span text:style-name="Strong_20_Emphasis"><text:span text:style-name="T22">, ve kterém je-li </text:span></text:span><text:span text:style-name="Strong_20_Emphasis"><text:span text:style-name="T27">𝜑 </text:span></text:span><text:span text:style-name="Strong_20_Emphasis"><text:span text:style-name="T22">formule, </text:span></text:span><text:span text:style-name="Strong_20_Emphasis"><text:span text:style-name="T21">x </text:span></text:span><text:span text:style-name="Strong_20_Emphasis"><text:span text:style-name="T22">proměnná a </text:span></text:span><text:span text:style-name="Strong_20_Emphasis"><text:span text:style-name="T21">t </text:span></text:span><text:span text:style-name="Strong_20_Emphasis"><text:span text:style-name="T22">term substituovatelný za </text:span></text:span><text:span text:style-name="Strong_20_Emphasis"><text:span text:style-name="T21">x </text:span></text:span><text:soft-page-break/><text:span text:style-name="Strong_20_Emphasis"><text:span text:style-name="T22">do </text:span></text:span><text:span text:style-name="Strong_20_Emphasis"><text:span text:style-name="T27">𝜑</text:span></text:span><text:span text:style-name="Strong_20_Emphasis"><text:span text:style-name="T22">, pak: </text:span></text:span></text:p>
      <text:p text:style-name="P3"><text:span text:style-name="Strong_20_Emphasis"><text:span text:style-name="T27">∀𝑥𝜑→𝜑</text:span></text:span><text:span text:style-name="Strong_20_Emphasis"><text:span text:style-name="T30">𝑥 </text:span></text:span><text:span text:style-name="Strong_20_Emphasis"><text:span text:style-name="T27">[</text:span></text:span><text:span text:style-name="Strong_20_Emphasis"><text:span text:style-name="T29">t</text:span></text:span><text:span text:style-name="Strong_20_Emphasis"><text:span text:style-name="T27">] </text:span></text:span></text:p>
      <text:p text:style-name="radkovani"><text:span text:style-name="Strong_20_Emphasis"><text:span text:style-name="T22">Poslední schéma axiomu rovnosti platí pro predikátové logiky s rovností. Je-li </text:span></text:span><text:span text:style-name="Strong_20_Emphasis"><text:span text:style-name="T21">x </text:span></text:span><text:span text:style-name="Strong_20_Emphasis"><text:span text:style-name="T22">proměnná, pak </text:span></text:span><text:span text:style-name="Strong_20_Emphasis"><text:span text:style-name="T21">x </text:span></text:span><text:span text:style-name="Strong_20_Emphasis"><text:span text:style-name="T22">= </text:span></text:span><text:span text:style-name="Strong_20_Emphasis"><text:span text:style-name="T21">x </text:span></text:span><text:span text:style-name="Strong_20_Emphasis"><text:span text:style-name="T22">je axiom. Jsou-li </text:span></text:span><text:span text:style-name="Strong_20_Emphasis"><text:span text:style-name="T27">𝑥</text:span></text:span><text:span text:style-name="Strong_20_Emphasis"><text:span text:style-name="T30">1</text:span></text:span><text:span text:style-name="Strong_20_Emphasis"><text:span text:style-name="T27">,…,𝑥</text:span></text:span><text:span text:style-name="Strong_20_Emphasis"><text:span text:style-name="T30">𝑛</text:span></text:span><text:span text:style-name="Strong_20_Emphasis"><text:span text:style-name="T27">,𝑦</text:span></text:span><text:span text:style-name="Strong_20_Emphasis"><text:span text:style-name="T30">1</text:span></text:span><text:span text:style-name="Strong_20_Emphasis"><text:span text:style-name="T27">,…,𝑦</text:span></text:span><text:span text:style-name="Strong_20_Emphasis"><text:span text:style-name="T30">𝑛 </text:span></text:span><text:span text:style-name="Strong_20_Emphasis"><text:span text:style-name="T22">proměnné a je-li </text:span></text:span><text:span text:style-name="Strong_20_Emphasis"><text:span text:style-name="T21">f </text:span></text:span><text:span text:style-name="Strong_20_Emphasis"><text:span text:style-name="T22">funkční symbol s četností </text:span></text:span><text:span text:style-name="Strong_20_Emphasis"><text:span text:style-name="T21">n </text:span></text:span><text:span text:style-name="Strong_20_Emphasis"><text:span text:style-name="T22">a </text:span></text:span><text:span text:style-name="Strong_20_Emphasis"><text:span text:style-name="T21">p </text:span></text:span><text:span text:style-name="Strong_20_Emphasis"><text:span text:style-name="T22">predikátový symbol s četností </text:span></text:span><text:span text:style-name="Strong_20_Emphasis"><text:span text:style-name="T21">n</text:span></text:span><text:span text:style-name="Strong_20_Emphasis"><text:span text:style-name="T22">, pak jsou axiomy: </text:span></text:span></text:p>
      <text:p text:style-name="radkovani"><text:span text:style-name="T24">- <text:s/>(</text:span><text:span text:style-name="T28">𝑥</text:span><text:span text:style-name="T31">1</text:span><text:span text:style-name="T28">=𝑦</text:span><text:span text:style-name="T31">1</text:span><text:span text:style-name="T28">→ (𝑥</text:span><text:span text:style-name="T31">2</text:span><text:span text:style-name="T28">=𝑦</text:span><text:span text:style-name="T31">2</text:span><text:span text:style-name="T28">→ (… (𝑥</text:span><text:span text:style-name="T31">𝑛</text:span><text:span text:style-name="T28">=𝑦</text:span><text:span text:style-name="T31">𝑛</text:span><text:span text:style-name="T28">→𝑓 (𝑥</text:span><text:span text:style-name="T31">1</text:span><text:span text:style-name="T28">,…,𝑥</text:span><text:span text:style-name="T31">𝑛</text:span><text:span text:style-name="T28">)=)𝑓 (𝑦</text:span><text:span text:style-name="T31">1</text:span><text:span text:style-name="T28">,…,𝑦</text:span><text:span text:style-name="T31">𝑛</text:span><text:span text:style-name="T28">))</text:span><text:span text:style-name="T31"> </text:span><text:span text:style-name="T28">… )))</text:span><text:span text:style-name="T24">; </text:span></text:p>
      <text:p text:style-name="radkovani"><text:span text:style-name="T24">- <text:s/>(</text:span><text:span text:style-name="T28">𝑥</text:span><text:span text:style-name="T31">1</text:span><text:span text:style-name="T28">=𝑦</text:span><text:span text:style-name="T31">1</text:span><text:span text:style-name="T28">→ (𝑥</text:span><text:span text:style-name="T31">2</text:span><text:span text:style-name="T28">=𝑦</text:span><text:span text:style-name="T31">2</text:span><text:span text:style-name="T28">→ (… (𝑥</text:span><text:span text:style-name="T31">𝑛</text:span><text:span text:style-name="T28">=𝑦</text:span><text:span text:style-name="T31">𝑛</text:span><text:span text:style-name="T28">→𝑝 (𝑥</text:span><text:span text:style-name="T31">1</text:span><text:span text:style-name="T28">,…,𝑥</text:span><text:span text:style-name="T31">𝑛</text:span><text:span text:style-name="T28">)</text:span><text:span text:style-name="T31"> </text:span><text:span text:style-name="T28">=𝑝 (𝑦</text:span><text:span text:style-name="T31">1</text:span><text:span text:style-name="T28">,…,𝑦</text:span><text:span text:style-name="T31">𝑛</text:span><text:span text:style-name="T28">))</text:span><text:span text:style-name="T31"> </text:span><text:span text:style-name="T28">… )))</text:span></text:p>
      <text:p text:style-name="P9"/>
      <text:p text:style-name="radkovani"><text:span text:style-name="Strong_20_Emphasis"><text:span text:style-name="T36">Odvozování v predikátové logice</text:span></text:span></text:p>
      <text:p text:style-name="radkovani"><text:span text:style-name="Strong_20_Emphasis"><text:span text:style-name="T22">Stejně jako ve výrokové logice i zde existuje pravidlo odloučení (modus ponens), kde z formulí </text:span></text:span><text:span text:style-name="Strong_20_Emphasis"><text:span text:style-name="T27">𝜑,𝜑→𝜓 </text:span></text:span><text:span text:style-name="Strong_20_Emphasis"><text:span text:style-name="T22">lze odvodit </text:span></text:span><text:span text:style-name="Strong_20_Emphasis"><text:span text:style-name="T27">𝜓</text:span></text:span><text:span text:style-name="Strong_20_Emphasis"><text:span text:style-name="T22">. Kromě něho zde existuje ještě </text:span></text:span><text:span text:style-name="Strong_20_Emphasis"><text:span text:style-name="T23">pravidlo zobecnění (generalizace)</text:span></text:span><text:span text:style-name="Strong_20_Emphasis"><text:span text:style-name="T22">, kde pro libovolnou proměnnou </text:span></text:span><text:span text:style-name="Strong_20_Emphasis"><text:span text:style-name="T21">x </text:span></text:span><text:span text:style-name="Strong_20_Emphasis"><text:span text:style-name="T22">z formule </text:span></text:span><text:span text:style-name="Strong_20_Emphasis"><text:span text:style-name="T27">𝜑 </text:span></text:span><text:span text:style-name="Strong_20_Emphasis"><text:span text:style-name="T22">se odvodí formule </text:span></text:span><text:span text:style-name="Strong_20_Emphasis"><text:span text:style-name="T27">∀𝑥𝜑</text:span></text:span><text:span text:style-name="Strong_20_Emphasis"><text:span text:style-name="T22">. </text:span></text:span></text:p>
      <text:p text:style-name="radkovani"><text:span text:style-name="T23">Důkazem </text:span><text:span text:style-name="T22">v predikátové logice 1. řádu rozumíme libovolnou posloupnost </text:span><text:span text:style-name="T27">𝜑</text:span><text:span text:style-name="T30">1</text:span><text:span text:style-name="T27">,…,𝜑</text:span><text:span text:style-name="T30">𝑛 </text:span><text:span text:style-name="T22">formulí jazyka </text:span><text:span text:style-name="T21">L</text:span><text:span text:style-name="T22">, v níž pro každé </text:span><text:span text:style-name="T21">i </text:span><text:span text:style-name="T22">je formule </text:span><text:span text:style-name="T27">𝜑</text:span><text:span text:style-name="T30">𝑖 </text:span><text:span text:style-name="T22">buď axiom nebo ji lze odvodit z některých předchozích formulí </text:span><text:span text:style-name="T27">𝜑</text:span><text:span text:style-name="T30">𝑗</text:span><text:span text:style-name="T27">,kde 𝑗&lt;𝑖 </text:span><text:span text:style-name="T22">použitím pravidla odloučení nebo zobecnění. </text:span></text:p>
      <text:p text:style-name="radkovani"><text:span text:style-name="Strong_20_Emphasis"><text:span text:style-name="T36"/></text:span></text:p>
      <text:p text:style-name="P2"><text:span text:style-name="Strong_20_Emphasis"><text:span text:style-name="T22">Řekneme, že formule </text:span></text:span><text:span text:style-name="Strong_20_Emphasis"><text:span text:style-name="T27">𝜑 </text:span></text:span><text:span text:style-name="Strong_20_Emphasis"><text:span text:style-name="T23">je dokazatelná </text:span></text:span><text:span text:style-name="Strong_20_Emphasis"><text:span text:style-name="T22">v predikátové logice 1. řádu, existuje-li důkaz, jehož poslední formulí je </text:span></text:span><text:span text:style-name="Strong_20_Emphasis"><text:span text:style-name="T27">𝜑</text:span></text:span><text:span text:style-name="Strong_20_Emphasis"><text:span text:style-name="T22">, což píšeme </text:span></text:span><text:span text:style-name="Strong_20_Emphasis"><text:span text:style-name="T27">⊢𝜑</text:span></text:span><text:span text:style-name="Strong_20_Emphasis"><text:span text:style-name="T22">. Obecněji, pokud </text:span></text:span><text:span text:style-name="Strong_20_Emphasis"><text:span text:style-name="T21">T </text:span></text:span><text:span text:style-name="Strong_20_Emphasis"><text:span text:style-name="T22">je množina předpokladů, ze kterých je </text:span></text:span><text:span text:style-name="Strong_20_Emphasis"><text:span text:style-name="T27">𝜑 </text:span></text:span><text:span text:style-name="Strong_20_Emphasis"><text:span text:style-name="T22">dokazatelná, tak </text:span></text:span><text:span text:style-name="Strong_20_Emphasis"><text:span text:style-name="T27">𝑇⊢𝜑</text:span></text:span><text:span text:style-name="Strong_20_Emphasis"><text:span text:style-name="T22">. </text:span></text:span></text:p>
      <text:p text:style-name="P2"><text:span text:style-name="Strong_20_Emphasis"><text:span text:style-name="T36"/></text:span></text:p>
      <text:p text:style-name="P1"><text:span text:style-name="Strong_20_Emphasis"><text:span text:style-name="T23">Věta o korektnosti </text:span></text:span><text:span text:style-name="Strong_20_Emphasis"><text:span text:style-name="T22">říká, že libovolná formule jazyka </text:span></text:span><text:span text:style-name="Strong_20_Emphasis"><text:span text:style-name="T21">L </text:span></text:span><text:span text:style-name="Strong_20_Emphasis"><text:span text:style-name="T22">dokazatelná v predikátové logice 1. řádu, je-li logicky platnou formulí (tj. je splněna v každé realizaci jazyka </text:span></text:span><text:span text:style-name="Strong_20_Emphasis"><text:span text:style-name="T21">L</text:span></text:span><text:span text:style-name="Strong_20_Emphasis"><text:span text:style-name="T22">). </text:span></text:span></text:p>
      <text:p text:style-name="radkovani"><text:span text:style-name="T22">Jsou-li </text:span><text:span text:style-name="T27">𝑥</text:span><text:span text:style-name="T30">1</text:span><text:span text:style-name="T27">,…,𝑥</text:span><text:span text:style-name="T30">𝑛 </text:span><text:span text:style-name="T22">volné proměnné ve formuli </text:span><text:span text:style-name="T27">𝜑 </text:span><text:span text:style-name="T22">v nějakém pořadí, pak formuli </text:span><text:span text:style-name="T27">∀𝑥</text:span><text:span text:style-name="T30">1</text:span><text:span text:style-name="T27">…∀𝑥</text:span><text:span text:style-name="T30">𝑛 </text:span><text:span text:style-name="T22">nazveme </text:span><text:span text:style-name="T23">uzávěrem formule </text:span><text:span text:style-name="T27">𝜑</text:span><text:span text:style-name="T22">. </text:span></text:p>
      <text:p text:style-name="radkovani"><text:span text:style-name="T22">Je-li </text:span><text:span text:style-name="T21">L </text:span><text:span text:style-name="T22">jazyk 1. řádu a </text:span><text:span text:style-name="T21">T </text:span><text:span text:style-name="T22">množina formulí jazyka </text:span><text:span text:style-name="T21">L</text:span><text:span text:style-name="T22">, říkáme, že </text:span><text:span text:style-name="T21">T </text:span><text:span text:style-name="T22">je </text:span><text:span text:style-name="T23">teorie 1. řádu </text:span><text:span text:style-name="T22">s jazykem </text:span><text:span text:style-name="T21">L</text:span><text:span text:style-name="T22">. Říkáme, že teorie </text:span><text:span text:style-name="T21">T </text:span><text:span text:style-name="T23">je sporná</text:span><text:span text:style-name="T22">, jestliže pro KAŽDOU formuli </text:span><text:span text:style-name="T27">𝜑 </text:span><text:span text:style-name="T22">jazyka </text:span><text:span text:style-name="T21">L </text:span><text:span text:style-name="T22">platí </text:span><text:span text:style-name="T27">𝑇⊢𝜑</text:span><text:span text:style-name="T22">. Ve sporné teorii totiž lze </text:span><text:span text:style-name="T27">𝑇⊢𝜓 </text:span><text:span text:style-name="T22">i </text:span><text:span text:style-name="T27">𝑇⊢</text:span><text:span text:style-name="T32">⏋</text:span><text:span text:style-name="T27">𝜓</text:span><text:span text:style-name="T22">, lze dokázat formuli i její negaci. V opačném případě </text:span><text:span text:style-name="T23">je </text:span><text:span text:style-name="T22">teorie </text:span><text:span text:style-name="T23">bezesporná</text:span><text:span text:style-name="T22">. </text:span></text:p>
      <text:p text:style-name="P8"/>
      <text:h text:style-name="P27" text:outline-level="1">Model a důsledek teorie, věty o úplnosti a kompaktnosti</text:h>
      <text:p text:style-name="Text_20_body"><text:span text:style-name="T22">Buď </text:span><text:span text:style-name="T21">L </text:span><text:span text:style-name="T22">jazyk 1. řádu, pak připomeňme, že libovolnou množinu </text:span><text:span text:style-name="T21">T </text:span><text:span text:style-name="T22">formulí jazyka </text:span><text:span text:style-name="T21">L </text:span><text:span text:style-name="T22">nazýváme </text:span><text:span text:style-name="T23">teorií</text:span><text:span text:style-name="T22"> 1. řádu s jazykem </text:span><text:span text:style-name="T21">L</text:span><text:span text:style-name="T22">. Formule z </text:span><text:span text:style-name="T21">T </text:span><text:span text:style-name="T22">jsou tzv. </text:span><text:span text:style-name="T23">speciální axiomy</text:span><text:span text:style-name="T22">, které spolu s axiomy predikátové logiky tvoří soustavu axiomů teorie </text:span><text:span text:style-name="T21">T</text:span><text:span text:style-name="T22">. </text:span></text:p>
      <text:p text:style-name="radkovani"><text:span text:style-name="T22">Buď </text:span><text:span text:style-name="T21">T </text:span><text:span text:style-name="T22">teorie s jazykem </text:span><text:span text:style-name="T21">L </text:span><text:span text:style-name="T22">a nechť </text:span><text:span text:style-name="T27">ℳ </text:span><text:span text:style-name="T22">je nějaká realizace jazyka </text:span><text:span text:style-name="T21">L</text:span><text:span text:style-name="T22">. Říkáme, že </text:span><text:span text:style-name="T27">ℳ je model teorie T, jestliže pro ∀𝜑∈𝑇:ℳ⊨𝜑, což zapisujeme ℳ⊨𝑇. </text:span></text:p>
      <text:p text:style-name="radkovani"><text:span text:style-name="T22">Říkáme, že formule </text:span><text:span text:style-name="T27">𝜑 </text:span><text:span text:style-name="T22">je </text:span><text:span text:style-name="T23">důsledkem teorie </text:span><text:span text:style-name="T21">T</text:span><text:span text:style-name="T22">, jestliže pro každý model </text:span><text:span text:style-name="T27">ℳ </text:span><text:span text:style-name="T22">teorie </text:span><text:span text:style-name="T21">T </text:span><text:span text:style-name="T22">je </text:span><text:span text:style-name="T27">ℳ⊨𝜑</text:span><text:span text:style-name="T22">, pak píšeme </text:span><text:span text:style-name="T27">𝑇⊨𝜑</text:span><text:span text:style-name="T22">. Důsledek je formule, která je splněna v každém modelu dané teorie. </text:span></text:p>
      <text:p text:style-name="radkovani"><text:span text:style-name="T22">Má-li teorie </text:span><text:span text:style-name="T21">T </text:span><text:span text:style-name="T22">s jazykem </text:span><text:span text:style-name="T21">L </text:span><text:span text:style-name="T22">nějaký model, potom je bezesporná. </text:span></text:p>
      <text:p text:style-name="radkovani"><text:span text:style-name="T23">Gödelova věta o úplnosti </text:span><text:span text:style-name="T22">říká, že teorie </text:span><text:span text:style-name="T21">T </text:span><text:span text:style-name="T22">je bezesporná, právě když má nějaký model. </text:span></text:p>
      <text:p text:style-name="radkovani"><text:span text:style-name="T22">Teorie </text:span><text:span text:style-name="T21">T </text:span><text:span text:style-name="T23">je úplná</text:span><text:span text:style-name="T22">, pokud je bezesporná a pro každou uzavřenou formuli platí buď </text:span><text:span text:style-name="T27">𝑇⊨𝜓 </text:span><text:span text:style-name="T22">nebo </text:span><text:span text:style-name="T27">𝑇⊨</text:span><text:span text:style-name="T32">⏋</text:span><text:span text:style-name="T27">𝜓</text:span><text:span text:style-name="T22">.</text:span></text:p>
      <text:p text:style-name="radkovani"><text:span text:style-name="T23">Věta o kompaktnosti </text:span><text:span text:style-name="T22">říká, že když máme </text:span><text:span text:style-name="T21">T </text:span><text:span text:style-name="T22">množinu formulí jazyka </text:span><text:span text:style-name="T21">L</text:span><text:span text:style-name="T22">. Pak teorie </text:span><text:span text:style-name="T21">T </text:span><text:span text:style-name="T22">má nějaký model, právě když každá její podmnožina </text:span><text:span text:style-name="T27">𝑄⊆𝑇 </text:span><text:span text:style-name="T22">má taky model. <text:s/></text:span></text:p>
      <text:p text:style-name="P8"><text:soft-page-break/></text:p>
      <text:p text:style-name="P10">Prenexní tvar formulí</text:p>
      <text:p text:style-name="radkovani"><text:span text:style-name="T22">Buď </text:span><text:span text:style-name="T27">𝑖</text:span><text:span text:style-name="T30">1</text:span><text:span text:style-name="T27">,…,𝑖</text:span><text:span text:style-name="T30">𝑛 </text:span><text:span text:style-name="T22">libovolná permutace čísel {1, …, </text:span><text:span text:style-name="T21">n</text:span><text:span text:style-name="T22">}. Nechť </text:span><text:span text:style-name="T27">𝑥</text:span><text:span text:style-name="T30">1</text:span><text:span text:style-name="T27">,…,𝑥</text:span><text:span text:style-name="T30">𝑛 </text:span><text:span text:style-name="T22">jsou proměnné a </text:span><text:span text:style-name="T21">A </text:span><text:span text:style-name="T22">je formule predikátové logiky. Pak platí: </text:span></text:p>
      <text:p text:style-name="radkovani"><text:span text:style-name="T38">- <text:s/></text:span><text:span text:style-name="T11">⊢ (∀𝑥</text:span><text:span text:style-name="T17">1</text:span><text:span text:style-name="T11">)</text:span><text:span text:style-name="T17"> </text:span><text:span text:style-name="T11">… (∀𝑥</text:span><text:span text:style-name="T17">𝑛</text:span><text:span text:style-name="T11">)</text:span><text:span text:style-name="T17"> </text:span><text:span text:style-name="T11">𝐴↔ (∀𝑥</text:span><text:span text:style-name="T17">𝑖</text:span><text:span text:style-name="T18">1</text:span><text:span text:style-name="T11">)</text:span><text:span text:style-name="T18"> </text:span><text:span text:style-name="T11">… (∀𝑥</text:span><text:span text:style-name="T17">𝑖</text:span><text:span text:style-name="T18">𝑛</text:span><text:span text:style-name="T11">)</text:span><text:span text:style-name="T18"> </text:span><text:span text:style-name="T11">𝐴</text:span><text:span text:style-name="T1">; </text:span></text:p>
      <text:p text:style-name="radkovani"><text:span text:style-name="T1">- <text:s/></text:span><text:span text:style-name="T11">⊢ (∃𝑥</text:span><text:span text:style-name="T17">1</text:span><text:span text:style-name="T11">)</text:span><text:span text:style-name="T17"> </text:span><text:span text:style-name="T11">… (∃𝑥</text:span><text:span text:style-name="T17">𝑛</text:span><text:span text:style-name="T11">)</text:span><text:span text:style-name="T17"> </text:span><text:span text:style-name="T11">𝐴↔ (∃𝑥</text:span><text:span text:style-name="T17">𝑖</text:span><text:span text:style-name="T18">1</text:span><text:span text:style-name="T11">)</text:span><text:span text:style-name="T18"> </text:span><text:span text:style-name="T11">… (∃𝑥</text:span><text:span text:style-name="T17">𝑖</text:span><text:span text:style-name="T18">𝑛</text:span><text:span text:style-name="T11">)</text:span><text:span text:style-name="T18"> </text:span><text:span text:style-name="T11">𝐴</text:span><text:span text:style-name="T1">; </text:span></text:p>
      <text:p text:style-name="P11">Předchozí věta složitým způsobem říká, že pořadí kvantifikátorů ve formuli lze zaměňovat, aniž by docházelo ke změně významu formule. </text:p>
      <text:p text:style-name="radkovani"><text:span text:style-name="T23">Věta o ekvivalenci </text:span><text:span text:style-name="T22">říká, že když formule </text:span><text:span text:style-name="T27">𝐴′ </text:span><text:span text:style-name="T22">vznikne z formule </text:span><text:span text:style-name="T21">A </text:span><text:span text:style-name="T22">nahrazením některých výskytů podformulí </text:span><text:span text:style-name="T27">𝐵</text:span><text:span text:style-name="T30">1</text:span><text:span text:style-name="T27">,…,𝐵</text:span><text:span text:style-name="T30">𝑛 </text:span><text:span text:style-name="T22">po řadě formulemi </text:span><text:span text:style-name="T27">𝐵′</text:span><text:span text:style-name="T30">1</text:span><text:span text:style-name="T27">,…,𝐵′</text:span><text:span text:style-name="T30">𝑛</text:span><text:span text:style-name="T22">, pak je-li </text:span><text:span text:style-name="T27">⊢𝐵</text:span><text:span text:style-name="T30">𝑖</text:span><text:span text:style-name="T27">↔𝐵′</text:span><text:span text:style-name="T30">𝑖 </text:span><text:span text:style-name="T22">pro všechna </text:span><text:span text:style-name="T21">i </text:span><text:span text:style-name="T22">= {1, …, </text:span><text:span text:style-name="T21">n</text:span><text:span text:style-name="T22">}, pak <text:line-break/></text:span><text:span text:style-name="T27">⊢𝐴↔A′</text:span><text:span text:style-name="T22">. Jednodušeji, nahrazením podformulí formule </text:span><text:span text:style-name="T21">A </text:span><text:span text:style-name="T22">jejich ekvivalentními variantami nedochází ke změně významu původní formule. </text:span></text:p>
      <text:p text:style-name="radkovani"><text:span text:style-name="T1">Věta o ekvivalenci nás teoreticky vybavila možností upravit formule predikátové logiky podle momentálních potřeb na ekvivalentní tvar, který dává čitelnější a přehlednější zápis nebo ve kterém je rozsah platnosti kvantifikátorů v podformulích buď minimalizován, nebo naopak ve kterém mají všechny kvantifikátory co největší rozsah. Praktickým prostředkem k takovým úpravám jsou následující ekvivalence mezi formulemi, kterým se často zkráceně říká </text:span><text:span text:style-name="T2">prenexní operace</text:span><text:span text:style-name="T3">, protože se výrazněji uplatňují při převodu formulí do tzv. </text:span><text:span text:style-name="T2">prenexní formy</text:span><text:span text:style-name="T3">. </text:span></text:p>
      <text:p text:style-name="radkovani"><text:span text:style-name="T19">Buď </text:span><text:span text:style-name="T21">z </text:span><text:span text:style-name="T22">proměnná, která není volná ve formuli </text:span><text:span text:style-name="T21">A</text:span><text:span text:style-name="T22">, nechť </text:span><text:span text:style-name="T27">∘ je některá z výrokových spojek ∧,∨nebo →, pak platí: </text:span></text:p>
      <text:p text:style-name="radkovani"><text:span text:style-name="T38">- <text:s/></text:span><text:span text:style-name="T11">⊢∀𝑧 (𝐴∘𝐵) ↔ (𝐴∘∀𝑧𝐵) </text:span></text:p>
      <text:p text:style-name="P14">- <text:s/>⊢∃𝑧 (𝐴∘𝐵) ↔ (𝐴∘∃𝑧𝐵) </text:p>
      <text:p text:style-name="P14">- <text:s/>pro implikaci v opačném pořadí 𝐵→𝐴: </text:p>
      <text:list xml:id="list30209432" text:style-name="L2">
        <text:list-item>
          <text:p text:style-name="P15">⊢∀𝑧 (𝐵→𝐴) ↔ (∃𝑧𝐵→𝐴)</text:p>
        </text:list-item>
        <text:list-item>
          <text:p text:style-name="P15">⊢∃𝑧 (𝐵→𝐴) ↔ (∀𝑧𝐵→𝐴)</text:p>
        </text:list-item>
      </text:list>
      <text:p text:style-name="P14"/>
      <text:p text:style-name="P14"/>
      <text:p text:style-name="P14"/>
      <text:p text:style-name="radkovani"><text:span text:style-name="T1">Nechť </text:span><text:span text:style-name="T8">A </text:span><text:span text:style-name="T5">je formule predikátové logiky. Formule </text:span><text:span text:style-name="T8">A</text:span><text:span text:style-name="T10">0 </text:span><text:span text:style-name="T5">je </text:span><text:span text:style-name="T6">variantou </text:span><text:span text:style-name="T4">formule </text:span><text:span text:style-name="T7">A</text:span><text:span text:style-name="T4">, jestliže vznikne z </text:span><text:span text:style-name="T7">A </text:span><text:span text:style-name="T4">postupným nahrazením podformulí tvaru </text:span><text:span text:style-name="T12">(𝑄𝑥𝐵) </text:span><text:span text:style-name="T4">podformulemi </text:span><text:span text:style-name="T12">(𝑄𝑦𝐵</text:span><text:span text:style-name="T16">𝑥</text:span><text:span text:style-name="T12">[𝑦])</text:span><text:span text:style-name="T4">, kde </text:span><text:span text:style-name="T7">Q </text:span><text:span text:style-name="T4">je obecný nebo existenční kvantifikátor a </text:span><text:span text:style-name="T7">y </text:span><text:span text:style-name="T4">je proměnná nevyskytující se v </text:span><text:span text:style-name="T7">B </text:span><text:span text:style-name="T12">⇝ </text:span><text:span text:style-name="T4">formule, které „vypadají“ stejně, jen se liší názvem proměnné, jsou ekvivalentními variantami téže formule </text:span><text:span text:style-name="T12">⊢𝐴↔𝐴′</text:span><text:span text:style-name="T4">. </text:span></text:p>
      <text:p text:style-name="P16"/>
      <text:p text:style-name="radkovani"><text:span text:style-name="T4">Formule </text:span><text:span text:style-name="T7">A </text:span><text:span text:style-name="T4">je v </text:span><text:span text:style-name="T6">prenexní formě</text:span><text:span text:style-name="T4">, jestliže má tvar </text:span><text:span text:style-name="T12">𝑄</text:span><text:span text:style-name="T16">1</text:span><text:span text:style-name="T12">𝑥</text:span><text:span text:style-name="T16">1</text:span><text:span text:style-name="T12">…𝑄</text:span><text:span text:style-name="T16">𝑛</text:span><text:span text:style-name="T12">𝑥</text:span><text:span text:style-name="T16">𝑛</text:span><text:span text:style-name="T12">𝐵</text:span><text:span text:style-name="T4">, kde: </text:span></text:p>
      <text:p text:style-name="P12"/>
      <text:p text:style-name="radkovani"><text:span text:style-name="T38">- <text:s/></text:span><text:span text:style-name="T11">𝑛≥0 </text:span><text:span text:style-name="T1">a pro každé </text:span><text:span text:style-name="T8">i </text:span><text:span text:style-name="T5">= {1, …, </text:span><text:span text:style-name="T8">n</text:span><text:span text:style-name="T5">} je </text:span><text:span text:style-name="T8">Q</text:span><text:span text:style-name="T9">i </text:span><text:span text:style-name="T5">buď </text:span><text:span text:style-name="T13">∀</text:span><text:span text:style-name="T5">, nebo </text:span><text:span text:style-name="T13">∃ </text:span><text:span text:style-name="T5">kvantifikátor; </text:span></text:p>
      <text:p text:style-name="radkovani"><text:span text:style-name="T5">- <text:s/></text:span><text:span text:style-name="T13">𝑥</text:span><text:span text:style-name="T15">1</text:span><text:span text:style-name="T13">,…,𝑥</text:span><text:span text:style-name="T15">𝑛 </text:span><text:span text:style-name="T5">jsou navzájem různé proměnné; </text:span></text:p>
      <text:p text:style-name="radkovani"><text:span text:style-name="T5">- <text:s/></text:span><text:span text:style-name="T8">B </text:span><text:span text:style-name="T5">je otevřená formule (tj. neobsahuje kvantifikátor, všechny jsou totiž vytknuty). </text:span></text:p>
      <text:p text:style-name="P13"/>
      <text:p text:style-name="radkovani"><text:span text:style-name="T6"/></text:p>
      <text:p text:style-name="radkovani"><text:soft-page-break/><text:span text:style-name="T6">Převedení formule na prenexní tvar</text:span><text:span text:style-name="T4">: </text:span></text:p>
      <text:list xml:id="list30219462" text:style-name="L3">
        <text:list-item>
          <text:p text:style-name="P17"><text:span text:style-name="T20">Vyloučení zbytečných kvantifikátorů </text:span><text:span text:style-name="T19">– Vynecháme všechny ty kvantifikátory </text:span><text:span text:style-name="T21">Q </text:span><text:span text:style-name="T22">s proměnnou </text:span><text:span text:style-name="T21">x </text:span><text:span text:style-name="T22">v podformulích </text:span><text:span text:style-name="T21">B</text:span><text:span text:style-name="T22">, pokud se nevyskytující se volně v </text:span><text:span text:style-name="T21">B</text:span><text:span text:style-name="T22">; </text:span></text:p>
        </text:list-item>
        <text:list-item>
          <text:p text:style-name="P17"><text:span text:style-name="T23">Přejmenování proměnných </text:span><text:span text:style-name="T22">– Vyhledáme nejlevější podformuli </text:span><text:span text:style-name="T21">QxA </text:span><text:span text:style-name="T22">takovou, že proměnná </text:span><text:span text:style-name="T21">x </text:span><text:span text:style-name="T22">se vyskytuje volně v </text:span><text:span text:style-name="T21">A</text:span><text:span text:style-name="T22">. Pokud má </text:span><text:span text:style-name="T21">x </text:span><text:span text:style-name="T22">výskyt ještě v další formuli výchozí podformule, nahradíme </text:span><text:span text:style-name="T21">QxA </text:span><text:span text:style-name="T22">její variantou </text:span><text:span text:style-name="T27">𝑄𝑥′𝐴′</text:span><text:span text:style-name="T22">, kde </text:span><text:span text:style-name="T27">𝑥′ </text:span><text:span text:style-name="T22">je různá od všech jiných proměnných vyskytujících se v převáděné formuli. Tento proces opakujeme do doby, dokud se substitucemi v původní formuli nevyskytují samé unikátní proměnné; </text:span></text:p>
        </text:list-item>
        <text:list-item>
          <text:p text:style-name="P17"><text:span text:style-name="T22"><text:s/></text:span><text:span text:style-name="T23">Eliminace ekvivalence </text:span><text:span text:style-name="T22">– provedeme podle předpisu: </text:span><text:span text:style-name="T27">𝐴↔𝐵⇛ (𝐴→𝐵) ∧(𝐵→𝐴)</text:span><text:span text:style-name="T22">; </text:span></text:p>
        </text:list-item>
        <text:list-item>
          <text:p text:style-name="P17"><text:span text:style-name="T2">Přesun negace dovnitř </text:span><text:span text:style-name="T3">– provádíme postupně náhrady podformulí podle schématu, tak dlouho, dokud se spojka negace nevyskytne bezprostředně před atomickými formulemi: </text:span></text:p>
        </text:list-item>
      </text:list>
      <text:p text:style-name="P5"><text:span text:style-name="T32">⏋(</text:span><text:span text:style-name="T14">∀𝑥𝐴) ⇔∃𝑥</text:span><text:span text:style-name="T32">⏋</text:span><text:span text:style-name="T14">𝐴</text:span></text:p>
      <text:p text:style-name="P5"><text:span text:style-name="T32">⏋(</text:span><text:span text:style-name="T14">∃𝑥𝐴) <text:s/>⇔∀𝑥</text:span><text:span text:style-name="T32">⏋</text:span><text:span text:style-name="T14">𝐴</text:span></text:p>
      <text:p text:style-name="P5"><text:span text:style-name="T32">⏋(</text:span><text:span text:style-name="T14">𝐴→𝐵) ⇔𝐴∧</text:span><text:span text:style-name="T32">⏋</text:span><text:span text:style-name="T14">𝐵</text:span></text:p>
      <text:p text:style-name="P5"><text:span text:style-name="T32">⏋(</text:span><text:span text:style-name="T14">𝐴∨𝐵) <text:s/>⇔</text:span><text:span text:style-name="T32">⏋</text:span><text:span text:style-name="T14">𝐴∧</text:span><text:span text:style-name="T32">⏋</text:span><text:span text:style-name="T14">𝐵</text:span></text:p>
      <text:p text:style-name="P5"><text:span text:style-name="T32">⏋(</text:span><text:span text:style-name="T14">𝐴∧𝐵) <text:s/>⇔</text:span><text:span text:style-name="T32">⏋</text:span><text:span text:style-name="T14">𝐴∨</text:span><text:span text:style-name="T32">⏋</text:span><text:span text:style-name="T14">𝐵</text:span></text:p>
      <text:p text:style-name="P5"><text:span text:style-name="T32">⏋</text:span><text:span text:style-name="T14">(</text:span><text:span text:style-name="T32">⏋</text:span><text:span text:style-name="T14">𝐴) ⇔𝐴</text:span></text:p>
      <text:list xml:id="list30208595" text:style-name="L4">
        <text:list-item>
          <text:p text:style-name="P18"><text:span text:style-name="T2">Přesun kvantifikátorů doleva </text:span><text:span text:style-name="T3">– pro </text:span><text:span text:style-name="T7">B</text:span><text:span text:style-name="T4">, ve kterém se nevyskytuje proměnná </text:span><text:span text:style-name="T7">x</text:span><text:span text:style-name="T4">, provádíme náhrady podle schématu, ve kterém je </text:span><text:span text:style-name="T39">𝑄</text:span><text:span text:style-name="T12"> </text:span><text:span text:style-name="T4">opačný ku kvantifikátoru </text:span><text:span text:style-name="T7">Q</text:span><text:span text:style-name="T4">: </text:span></text:p>
        </text:list-item>
      </text:list>
      <text:p text:style-name="P19">(𝑄𝑥𝐴) ∨ 𝐵 ⇔ 𝑄𝑥 (𝐴∨𝐵)</text:p>
      <text:p text:style-name="P19">(𝑄𝑥𝐴) ∧ 𝐵 ⇔ 𝑄𝑥 (𝐴∧𝐵)</text:p>
      <text:p text:style-name="P7"><text:span text:style-name="T12">(𝑄𝑥𝐴) → 𝐵 ⇔ </text:span><text:span text:style-name="T40">𝑄</text:span><text:span text:style-name="T12">𝑥 (𝐴→𝐵)</text:span></text:p>
      <text:p text:style-name="P19">𝐵→ (𝑄𝑥𝐴) ⇔ 𝑄𝑥 (𝐵→𝐴) </text:p>
      <text:p text:style-name="P20">Prenexní forma pro danou formuli není jednoznačná! </text:p>
      <text:p text:style-name="P20"/>
      <text:p text:style-name="P6"><text:span text:style-name="T41">Na závěr příklad pro </text:span><text:span text:style-name="T42">∀𝑦 ( ∃𝑥𝑃 (𝑥,𝑦) →∃𝑢𝑅 (𝑦,𝑢) ) →∀𝑥𝑆 (𝑥,𝑦) </text:span><text:span text:style-name="T41">: </text:span></text:p>
      <text:list xml:id="list30212008" text:style-name="L5">
        <text:list-item>
          <text:p text:style-name="P23">se neuplatní, žádné zbytečné proměnné nejsou; </text:p>
        </text:list-item>
        <text:list-item>
          <text:p text:style-name="P23">dojde ke dvěma substitucím: </text:p>
        </text:list-item>
      </text:list>
      <text:list xml:id="list30220330" text:style-name="L6">
        <text:list-item>
          <text:p text:style-name="P21">∀𝑦 ( ∃𝑥′𝑃(𝑥′,𝑦) →∃𝑢𝑅 (𝑦,𝑢) ) →∀𝑥𝑆 (𝑥,𝑦) </text:p>
        </text:list-item>
        <text:list-item>
          <text:p text:style-name="P21">∀𝑦′( ∃𝑥′𝑃(𝑥′,𝑦′) →∃𝑢𝑅 (𝑦′,𝑢) ) →∀𝑥𝑆 (𝑥,𝑦)</text:p>
        </text:list-item>
      </text:list>
      <text:list xml:id="list30232014" text:style-name="L7">
        <text:list-item>
          <text:p text:style-name="P24">se neuplatní, neb formule neobsahuje ekvivalenci; </text:p>
        </text:list-item>
        <text:list-item>
          <text:p text:style-name="P24">se neuplatní, neb formule neobsahuje negaci, kterou by bylo potřeba zanořit; </text:p>
        </text:list-item>
        <text:list-item>
          <text:p text:style-name="P24">proběhne v několika krocích: </text:p>
        </text:list-item>
      </text:list>
      <text:list xml:id="list30219611" text:style-name="L8">
        <text:list-item>
          <text:p text:style-name="P22">∀𝑥 ( ∀𝑦′ (∃𝑥′𝑃(𝑥′,𝑦′) →∃𝑢𝑅(𝑦′,𝑢)) →𝑆(𝑥,𝑦) )</text:p>
        </text:list-item>
        <text:list-item>
          <text:p text:style-name="P22">∀𝑥∀𝑦′ ( (∃𝑥′𝑃(𝑥′,𝑦′) → ∃𝑢𝑅(𝑦′,𝑢) ) →𝑆 (𝑥,𝑦) ) </text:p>
        </text:list-item>
        <text:list-item>
          <text:p text:style-name="P22">∀𝑥∀𝑦′ ( ∀𝑥′ (𝑃(𝑥′,𝑦′) → ∃𝑢𝑅(𝑦′,𝑢) ) →𝑆 (𝑥,𝑦) ) </text:p>
        </text:list-item>
        <text:list-item>
          <text:p text:style-name="P22">∀𝑥∀𝑦′∃𝑥′ ( (𝑃(𝑥′,𝑦′) → ∃𝑢𝑅(𝑦′,𝑢) ) →𝑆 (𝑥,𝑦) ) </text:p>
        </text:list-item>
        <text:list-item>
          <text:p text:style-name="P22">∀𝑥∀𝑦′∃𝑥′ (∃𝑢 (𝑃(𝑥′,𝑦′) → 𝑅(𝑦′,𝑢) ) →𝑆 (𝑥,𝑦) ) </text:p>
        </text:list-item>
        <text:list-item>
          <text:p text:style-name="P22">∀𝑥∀𝑦′∃𝑥′∀𝑢 ( (𝑃(𝑥′,𝑦′) → 𝑅(𝑦′,𝑢) ) →𝑆 (𝑥,𝑦) ) </text:p>
        </text:list-item>
      </text:list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mbria Math1" svg:font-family="'Cambria Math'"/>
    <style:font-face style:name="Mangal1" svg:font-family="Mangal"/>
    <style:font-face style:name="OpenSymbol" svg:font-family="OpenSymbol"/>
    <style:font-face style:name="Symbol" svg:font-family="Symbol, Symbol"/>
    <style:font-face style:name="Arial1" svg:font-family="Arial, Arial" style:font-family-generic="swiss"/>
    <style:font-face style:name="Cambria Math" svg:font-family="'Cambria Math', 'Cambria Math'" style:font-family-generic="swiss"/>
    <style:font-face style:name="Cambria" svg:font-family="Cambria, Cambria" style:font-family-generic="swiss"/>
    <style:font-face style:name="Cambria1" svg:font-family="Cambria" style:font-family-generic="roman" style:font-pitch="variable"/>
    <style:font-face style:name="Cambria2" svg:font-family="Cambria" style:font-adornments="Běžné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mbria" fo:font-size="12pt" style:font-name-asian="Cambria" style:font-size-asian="12pt" style:font-name-complex="Cambria" style:font-size-complex="12pt"/>
    </style:style>
    <style:style style:name="radkovani" style:family="paragraph" style:parent-style-name="Text_20_body">
      <style:paragraph-properties fo:line-height="0.499cm" text:number-lines="true" text:line-number="5"/>
      <style:text-properties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" style:display-name="RTF_Num 4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5" style:display-name="RTF_Num 5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6" style:display-name="RTF_Num 6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7" style:display-name="RTF_Num 7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8" style:display-name="RTF_Num 8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9" style:display-name="RTF_Num 9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0" style:display-name="RTF_Num 10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1" style:display-name="RTF_Num 11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2" style:display-name="RTF_Num 1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3" style:display-name="RTF_Num 13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4" style:display-name="RTF_Num 14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5" style:display-name="RTF_Num 15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6" style:display-name="RTF_Num 16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7" style:display-name="RTF_Num 17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8" style:display-name="RTF_Num 18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9" style:display-name="RTF_Num 19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0" style:display-name="RTF_Num 20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1" style:display-name="RTF_Num 21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2" style:display-name="RTF_Num 2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3" style:display-name="RTF_Num 23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4" style:display-name="RTF_Num 24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3T13:37:38.47</meta:creation-date>
    <meta:generator>LibreOffice/3.5$Windows_x86 LibreOffice_project/235ab8a-3802056-4a8fed3-2d66ea8-e241b80</meta:generator>
    <dc:date>2012-05-23T10:09:47.98</dc:date>
    <meta:editing-duration>PT43M12S</meta:editing-duration>
    <meta:editing-cycles>22</meta:editing-cycles>
    <dc:creator>Tomáš Lokaj</dc:creator>
    <meta:document-statistic meta:table-count="0" meta:image-count="0" meta:object-count="0" meta:page-count="4" meta:paragraph-count="88" meta:word-count="1408" meta:character-count="7524" meta:non-whitespace-character-count="7295"/>
  </office:meta>
</office:document-meta>
</file>